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one&quot;;&quot;In Progress&quot;;&quot;To Verify&quot;;&quot;To-Do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&quot;High&quot;;&quot;Medium&quot;;&quot;Low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d Time Required [hours]</text:p>
          </table:table-cell>
          <table:table-cell/>
          <table:table-cell table:style-name="ce1" office:value-type="string" calcext:value-type="string">
            <text:p>Total Workload</text:p>
          </table:table-cell>
          <table:table-cell table:style-name="ce1" office:value-type="string" calcext:value-type="string">
            <text:p>Time [hours]</text:p>
          </table:table-cell>
          <table:table-cell/>
          <table:table-cell table:style-name="ce1" office:value-type="string" calcext:value-type="string">
            <text:p>Total Workload per Sprint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ime [hours]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a binary2string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formula="of:=SUMIF([.$E$1:.$E$1048576];[.$I2];[.$G$1:.$G$1048576])" office:value-type="float" office:value="14.5" calcext:value-type="float">
            <text:p>14.5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2];[.$B$1:.$B$1048576];[.$M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en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 Verify</text:p>
          </table:table-cell>
          <table:table-cell table:formula="of:=SUMIF([.$E$1:.$E$1048576];[.$I3];[.$G$1:.$G$1048576])" office:value-type="float" office:value="3" calcext:value-type="float">
            <text:p>3</text:p>
          </table:table-cell>
          <table:table-cell/>
          <table:table-cell office:value-type="string" calcext:value-type="string">
            <text:p>To Verify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3];[.$B$1:.$B$1048576];[.$M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string2binary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Progress</text:p>
          </table:table-cell>
          <table:table-cell table:formula="of:=SUMIF([.$E$1:.$E$1048576];[.$I4];[.$G$1:.$G$1048576])" office:value-type="float" office:value="0" calcext:value-type="float">
            <text:p>0</text:p>
          </table:table-cell>
          <table:table-cell/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4];[.$B$1:.$B$1048576];[.$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XOR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-Do</text:p>
          </table:table-cell>
          <table:table-cell table:formula="of:=SUMIF([.$E$1:.$E$1048576];[.$I5];[.$G$1:.$G$1048576])" office:value-type="float" office:value="12.5" calcext:value-type="float">
            <text:p>12.5</text:p>
          </table:table-cell>
          <table:table-cell/>
          <table:table-cell office:value-type="string" calcext:value-type="string">
            <text:p>To-Do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5];[.$B$1:.$B$1048576];[.$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de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J2:.J5])" office:value-type="float" office:value="30" calcext:value-type="float">
            <text:p>3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SUM([.N2:.N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y must be able to follow the size of the plaintext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x the key length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7];[.$B$1:.$B$1048576];[.$M7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llow users to input a string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8];[.$B$1:.$B$1048576];[.$M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vestigate and improve the hash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hash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9];[.$B$1:.$B$1048576];[.$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te and improve the random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random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10];[.$B$1:.$B$1048576];[.$M10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 in order to accept files as arguments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table:formula="of:=SUM([.N7:.N1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accept files as input</text:p>
          </table:table-cell>
          <table:table-cell table:content-validation-name="val1" office:value-type="string" calcext:value-type="string">
            <text:p>To Verify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2];[.$B$1:.$B$1048576];[.$M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accept files as input</text:p>
          </table:table-cell>
          <table:table-cell table:content-validation-name="val1" office:value-type="string" calcext:value-type="string">
            <text:p>To Verify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3];[.$B$1:.$B$1048576];[.$M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4];[.$B$1:.$B$1048576];[.$M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5];[.$B$1:.$B$1048576];[.$M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x the key generation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eate a separate key generation function to output proper key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k the program into encryption and decryption pieces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ix the encryption output patterns of the key and ciphertext to become more similar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table:formula="of:=SUM([.N12:.N15])"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Sheet1.A1:Sheet1.G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4:15:05.592711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6:46:59.533138731</meta:creation-date>
    <dc:date>2022-04-11T14:16:20.388572027</dc:date>
    <meta:editing-duration>PT40M47S</meta:editing-duration>
    <meta:editing-cycles>33</meta:editing-cycles>
    <meta:generator>LibreOffice/6.4.7.2$Linux_X86_64 LibreOffice_project/40$Build-2</meta:generator>
    <meta:document-statistic meta:table-count="1" meta:cell-count="179" meta:object-count="0"/>
  </office:meta>
</office:document-meta>
</file>